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onteparág.padrão" style:family="text">
      <style:text-properties fo:font-weight="bold" style:font-weight-asian="bold" style:font-weight-complex="bold"/>
    </style:style>
    <style:style style:name="T3" style:parent-style-name="Fonteparág.padrão" style:family="text">
      <style:text-properties fo:font-weight="bold" style:font-weight-asian="bold" style:font-weight-complex="bold" fo:font-size="20pt" style:font-size-asian="20pt" style:font-size-complex="20pt"/>
    </style:style>
    <style:style style:name="T4" style:parent-style-name="Fonteparág.padrão" style:family="text">
      <style:text-properties fo:font-weight="bold" style:font-weight-asian="bold" style:font-weight-complex="bold" fo:font-size="20pt" style:font-size-asian="20pt" style:font-size-complex="20pt"/>
    </style:style>
    <style:style style:name="T5" style:parent-style-name="Fonteparág.padrão" style:family="text">
      <style:text-properties fo:font-weight="bold" style:font-weight-asian="bold" style:font-weight-complex="bold" fo:font-size="18pt" style:font-size-asian="18pt" style:font-size-complex="18pt"/>
    </style:style>
    <style:style style:name="T6" style:parent-style-name="Fonteparág.padrão" style:family="text">
      <style:text-properties fo:font-size="16pt" style:font-size-asian="16pt" style:font-size-complex="16pt"/>
    </style:style>
    <style:style style:name="T7" style:parent-style-name="Fonteparág.padrão" style:family="text">
      <style:text-properties fo:font-size="9pt" style:font-size-asian="9pt" style:font-size-complex="9pt"/>
    </style:style>
    <style:style style:name="T8" style:parent-style-name="Hyperlink" style:family="text">
      <style:text-properties fo:font-size="9pt" style:font-size-asian="9pt" style:font-size-complex="9pt"/>
    </style:style>
    <style:style style:name="T9" style:parent-style-name="Fonteparág.padrão" style:family="text">
      <style:text-properties fo:font-weight="bold" style:font-weight-asian="bold" style:font-weight-complex="bold" fo:font-size="18pt" style:font-size-asian="18pt" style:font-size-complex="18pt"/>
    </style:style>
    <style:style style:name="T10" style:parent-style-name="Fonteparág.padrão" style:family="text">
      <style:text-properties fo:font-weight="bold" style:font-weight-asian="bold" style:font-weight-complex="bold" fo:font-size="18pt" style:font-size-asian="18pt" style:font-size-complex="18pt"/>
    </style:style>
    <style:style style:name="T11" style:parent-style-name="Fonteparág.padrão" style:family="text">
      <style:text-properties fo:font-weight="bold" style:font-weight-asian="bold" style:font-weight-complex="bold" fo:font-size="18pt" style:font-size-asian="18pt" style:font-size-complex="18pt"/>
    </style:style>
    <style:style style:name="T12" style:parent-style-name="Fonteparág.padrão" style:family="text">
      <style:text-properties fo:font-size="9pt" style:font-size-asian="9pt" style:font-size-complex="9pt"/>
    </style:style>
    <style:style style:name="T13" style:parent-style-name="Hyperlink" style:family="text">
      <style:text-properties fo:font-size="9pt" style:font-size-asian="9pt" style:font-size-complex="9pt"/>
    </style:style>
    <style:style style:name="T14" style:parent-style-name="Hyperlink" style:family="text">
      <style:text-properties fo:font-size="9pt" style:font-size-asian="9pt" style:font-size-complex="9pt"/>
    </style:style>
    <style:style style:name="T15" style:parent-style-name="Fonteparág.padrão" style:family="text">
      <style:text-properties fo:font-weight="bold" style:font-weight-asian="bold" style:font-weight-complex="bold" fo:font-size="18pt" style:font-size-asian="18pt" style:font-size-complex="18pt"/>
    </style:style>
    <style:style style:name="T16" style:parent-style-name="Fonteparág.padrão" style:family="text">
      <style:text-properties fo:font-size="9pt" style:font-size-asian="9pt" style:font-size-complex="9pt"/>
    </style:style>
    <style:style style:name="T17" style:parent-style-name="Hyperlink" style:family="text">
      <style:text-properties fo:font-size="9pt" style:font-size-asian="9pt" style:font-size-complex="9pt"/>
    </style:style>
    <style:style style:name="T18" style:parent-style-name="Fonteparág.padrão" style:family="text">
      <style:text-properties fo:font-weight="bold" style:font-weight-asian="bold" style:font-weight-complex="bold" fo:font-size="18pt" style:font-size-asian="18pt" style:font-size-complex="18pt"/>
    </style:style>
    <style:style style:name="T19" style:parent-style-name="Fonteparág.padrão" style:family="text">
      <style:text-properties fo:font-size="9pt" style:font-size-asian="9pt" style:font-size-complex="9pt"/>
    </style:style>
    <style:style style:name="T20" style:parent-style-name="Hyperlink" style:family="text">
      <style:text-properties fo:font-size="9pt" style:font-size-asian="9pt" style:font-size-complex="9pt"/>
    </style:style>
    <style:style style:name="T21" style:parent-style-name="Fonteparág.padrão" style:family="text">
      <style:text-properties fo:font-weight="bold" style:font-weight-asian="bold" style:font-weight-complex="bold" fo:font-size="18pt" style:font-size-asian="18pt" style:font-size-complex="18pt"/>
    </style:style>
    <style:style style:name="T22" style:parent-style-name="Fonteparág.padrão" style:family="text">
      <style:text-properties fo:font-weight="bold" style:font-weight-asian="bold" style:font-weight-complex="bold" fo:font-size="18pt" style:font-size-asian="18pt" style:font-size-complex="18pt"/>
    </style:style>
    <style:style style:name="T23" style:parent-style-name="Fonteparág.padrão" style:family="text">
      <style:text-properties fo:font-weight="bold" style:font-weight-asian="bold" style:font-weight-complex="bold" fo:font-size="18pt" style:font-size-asian="18pt" style:font-size-complex="18pt"/>
    </style:style>
    <style:style style:name="T24" style:parent-style-name="Fonteparág.padrão" style:family="text">
      <style:text-properties fo:font-weight="bold" style:font-weight-asian="bold" style:font-weight-complex="bold"/>
    </style:style>
    <style:style style:name="T25" style:parent-style-name="Fonteparág.padrão" style:family="text">
      <style:text-properties fo:font-weight="bold" style:font-weight-asian="bold" style:font-weight-complex="bold"/>
    </style:style>
    <style:style style:name="T26" style:parent-style-name="Fonteparág.padrão" style:family="text">
      <style:text-properties style:font-name="Aptos" style:font-name-asian="Aptos" style:font-name-complex="Aptos"/>
    </style:style>
    <style:style style:name="P27"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ptos" style:font-name-asian="Aptos" style:font-name-complex="Aptos"/>
    </style:style>
    <style:style style:name="P28" style:parent-style-name="Normal" style:family="paragraph">
      <style:text-properties style:font-name="Aptos" style:font-name-asian="Aptos" style:font-name-complex="Aptos"/>
    </style:style>
    <style:style style:name="P29" style:parent-style-name="Normal" style:family="paragraph">
      <style:paragraph-properties fo:margin-bottom="0.1666in"/>
    </style:style>
    <style:style style:name="T30" style:parent-style-name="Fonteparág.padrão" style:family="text">
      <style:text-properties style:font-name="Aptos" style:font-name-asian="Aptos" style:font-name-complex="Aptos"/>
    </style:style>
    <style:style style:name="P31" style:parent-style-name="Normal" style:family="paragraph">
      <style:paragraph-properties fo:margin-top="0.1666in" fo:margin-bottom="0.1666in"/>
    </style:style>
    <style:style style:name="T32" style:parent-style-name="Fonteparág.padrão" style:family="text">
      <style:text-properties style:font-name="Aptos" style:font-name-asian="Aptos" style:font-name-complex="Aptos"/>
    </style:style>
    <style:style style:name="P33" style:parent-style-name="Normal" style:family="paragraph">
      <style:paragraph-properties fo:margin-top="0.1666in" fo:margin-bottom="0.1666in"/>
    </style:style>
    <style:style style:name="T34" style:parent-style-name="Fonteparág.padrão" style:family="text">
      <style:text-properties style:font-name="Aptos" style:font-name-asian="Aptos" style:font-name-complex="Aptos"/>
    </style:style>
    <style:style style:name="T35" style:parent-style-name="Fonteparág.padrão" style:family="text">
      <style:text-properties fo:font-weight="bold" style:font-weight-asian="bold" style:font-weight-complex="bold" fo:font-size="18pt" style:font-size-asian="18pt" style:font-size-complex="18pt"/>
    </style:style>
    <style:style style:name="T36" style:parent-style-name="Fonteparág.padrão" style:family="text">
      <style:text-properties fo:font-weight="bold" style:font-weight-asian="bold" style:font-weight-complex="bold" fo:font-size="18pt" style:font-size-asian="18pt" style:font-size-complex="18pt"/>
    </style:style>
    <style:style style:name="P3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8" style:parent-style-name="Normal" style:family="paragraph">
      <style:text-properties fo:font-weight="bold" style:font-weight-asian="bold" style:font-weight-complex="bold" fo:font-size="18pt" style:font-size-asian="18pt" style:font-size-complex="18pt"/>
    </style:style>
    <style:style style:name="P39" style:parent-style-name="Normal" style:family="paragraph">
      <style:text-properties fo:font-weight="bold" style:font-weight-asian="bold" style:font-weight-complex="bold" fo:font-size="18pt" style:font-size-asian="18pt" style:font-size-complex="18pt"/>
    </style:style>
    <style:style style:name="P40" style:parent-style-name="Normal" style:family="paragraph">
      <style:paragraph-properties fo:margin-bottom="0.1666in"/>
    </style:style>
    <style:style style:name="T41" style:parent-style-name="Fonteparág.padrão" style:family="text">
      <style:text-properties style:font-name="Aptos" style:font-name-asian="Aptos" style:font-name-complex="Aptos"/>
    </style:style>
    <style:style style:name="T42" style:parent-style-name="Fonteparág.padrão" style:family="text">
      <style:text-properties style:font-name="Aptos" style:font-name-asian="Aptos" style:font-name-complex="Aptos"/>
    </style:style>
    <style:style style:name="T43" style:parent-style-name="Fonteparág.padrão" style:family="text">
      <style:text-properties style:font-name="Aptos" style:font-name-asian="Aptos" style:font-name-complex="Aptos"/>
    </style:style>
    <style:style style:name="T44" style:parent-style-name="Fonteparág.padrão" style:family="text">
      <style:text-properties style:font-name="Aptos" style:font-name-asian="Aptos" style:font-name-complex="Aptos"/>
    </style:style>
    <style:style style:name="T45" style:parent-style-name="Fonteparág.padrão" style:family="text">
      <style:text-properties style:font-name="Aptos" style:font-name-asian="Aptos" style:font-name-complex="Aptos"/>
    </style:style>
    <style:style style:name="T46" style:parent-style-name="Hyperlink" style:family="text">
      <style:text-properties style:font-name="Aptos" style:font-name-asian="Aptos" style:font-name-complex="Aptos"/>
    </style:style>
    <style:style style:name="T47" style:parent-style-name="Hyperlink" style:family="text">
      <style:text-properties style:font-name="Aptos" style:font-name-asian="Aptos" style:font-name-complex="Aptos"/>
    </style:style>
    <style:style style:name="P48" style:parent-style-name="Normal" style:family="paragraph">
      <style:text-properties style:font-name="Aptos" style:font-name-asian="Aptos" style:font-name-complex="Aptos"/>
    </style:style>
  </office:automatic-styles>
  <office:body>
    <office:text text:use-soft-page-breaks="true">
      <text:p text:style-name="P1"><text:span text:style-name="T2">HOMEPAGE:</text:span><text:line-break/><text:span text:style-name="T3">Metodologias Ágeis</text:span><text:span text:style-name="T4">:</text:span><text:line-break/>[Descrição Breve]<text:line-break/>Metodologias ágeis são eficazes para gestão de projetos, otimizando processos, organizando demandas e entregas, ou seja, tem foco em aceleração de finalização de projetos.<text:s/></text:p>
      <text:p text:style-name="Normal">As 5 metodologias<text:s/>ágeis mais utilizadas são:<text:line-break/>-<text:s/><text:s/>Kanban<text:line-break/>-<text:s text:c="2"/>Lean<text:s/><text:line-break/>-<text:s text:c="2"/>Scrum<text:s/><text:line-break/>-<text:s text:c="2"/>Extreme Programming (XP)<text:line-break/>-<text:s text:c="2"/>Test Driven Development (TDD)<text:line-break/>Cada uma dessas têm sua forma de trabalho e de aplicação, a escolha varia conforme a necessidade e preferência do órgão aplicador.</text:p>
      <text:p text:style-name="Normal"><text:span text:style-name="T5">Kanban:</text:span><text:span text:style-name="T6"><text:s/></text:span>O método Kanban veio à tona como melhoria nos processos de gerenciamento de projetos em 2019,<text:s/>apesar de ter sido aplicado a primeira vez em 1947. No mesmo ano de sua primeira aplicação, surgiu seu nome: “Kanban”, japonês para “Sinalização”; o nome remete diretamente ao funcionamento dessa metodologia ágil,<text:s/>que consiste em 5 princípios: a)<text:s/>Definir o Trabalho em Andamento (WIP);</text:p>
      <text:p text:style-name="Normal">b) Visualizar o fluxo de trabalho;<text:line-break/>c) Mensurar e organizar esse fluxo;<text:line-break/>d) Deixar claro as políticas do processo de criação;<text:line-break/>e) Usar modelos para reconhecer as oportunidades de melhorias.<text:line-break/>Apesar de parecerem princípios rasos ou básicos, cada um deles têm suas especificidades:</text:p>
      <text:p text:style-name="Normal">a) O WIP é o núcleo de toda a metodologia Kanban,<text:s/>é o que define o máximo de tarefas em cada etapa do quadro Kanban. Usualmente identificado pelo gerente do projeto<text:s/>para evitar períodos estagnados.</text:p>
      <text:p text:style-name="Normal">b) Visualização do fluxo de trabalho é tão importante<text:s/>quanto o WIP, pois é o processo de trazer à tona os mecanismos, interações, filas de espera e<text:s/>demandas, que são elementos cruciais para se verificar antes da aplicação no projeto.</text:p>
      <text:p text:style-name="Normal">c)<text:s/>Mensurar e organizar o fluxo de trabalho é<text:s/>crucial para que não haja pausas no progresso geral, além de ser utilizado como um quadro para melhorias. O foco é continuar seguindo em frente, apesar de não<text:s/>remover<text:s/>todos os empecilhos.</text:p>
      <text:p text:style-name="Normal">d) Definir claramente as políticas de criação é de extrema importância para que todos se sintam<text:s/>encorajados e dispostos no time, costuma a trazer bons ritmos de trabalho por considerar diversas alternativas<text:s/>para prosseguir com o que foi requerido, sem restrição por regras rígidas.</text:p>
      <text:p text:style-name="Normal">e) Usar modelos para melhorias é extremamente comum, visto que o Kanban adota um método quantitativo para<text:s/>melhorias inovadoras. Essa etapa geralmente é a que controla os desperdícios e controla os fluxos a partir da Teoria das Restrições, que aborda sobre não alcançar mais do que suas metas por um número mínimo e seleto de restrições.</text:p>
      <text:p text:style-name="Normal">Apesar de todas essas especificações, o mais visto e utilizado do método Kanban ainda não foi aprofundado: seus quadros. Os quadros de Kanban se dividem em, primordialmente, 3 colunas: To Do (Para fazer), Doing (Fazendo) e Done (Feito), nessas colunas são colocadas as tarefas e seus respectivos estágios, há de exemplo<text:s/>lavar louça - quando a pia possui louças não lavadas, ela está no estágio de To Do, pois será necessário lavar essas louças em algum momento, quando estão sendo lavadas, mesmo que em períodos diferentes e pausados, elas vão para o Doing; assim que as louças estão limpas e a pia vazia, considera-se a tarefa como Done.<text:line-break/><text:span text:style-name="T7">Fontes:<text:s/></text:span><text:a xlink:href="http://paulorodrigues.pro.br/ojs/ijmp/index.php/ijmp/article/view/1482" office:target-frame-name="_top" xlink:show="replace"><text:span text:style-name="T8">http://paulorodrigues.pro.br/ojs/ijmp/index.php/ijmp/article/view/1482</text:span><text:line-break/></text:a></text:p>
      <text:p text:style-name="Normal"><text:span text:style-name="T9">Le</text:span><text:span text:style-name="T10">an:</text:span><text:span text:style-name="T11"><text:s/></text:span>A metodologia Lean<text:s/>é amplamente utilizada no âmbito de desenvolvimento de Software, sendo muitas vezes usada junta a outras metodologias ágeis. Lean<text:s/>é visto tal qual uma filosofia, potente e benéfico.<text:line-break/>O pensamento Lean surgiu no Japão, nos anos 40, o foco<text:s/>é<text:s/>maximizar o valor e diminuir os desperdícios na produção,<text:s/>mas nunca houve um modo específico de se categorizar esse método, mas é<text:s/>possível dividir o Lean, no geral, por alguns princípios:<text:line-break/>a)<text:s/>Valor (Value);<text:line-break/>b)<text:s/>Fluxo de Valor (Value Stream);<text:line-break/>c)<text:s/>Fluxo<text:s/>(Flow);<text:line-break/>d)<text:s/>Empurrar<text:s/>(Pull);<text:line-break/>e) Perfeição (Perfection).</text:p>
      <text:p text:style-name="Normal">Esses princípios possuem suas especificações, sendo elas:<text:line-break/>a) O<text:s/>Valor é entender pela visão do cliente, o que for feito organizadamente terá valor maior ao cliente.<text:s/>Mas, se algo é de pouco valor, acaba por virar desperdício e deve ser retirado.<text:line-break/>b) O Fluxo de Valor<text:s/>é uma sequência de ações que leva o<text:s/>produto desde a ordem do cliente até o cuidado do cliente, garantindo que<text:s/>cada passo dessas atividades produza<text:s/>valor ao produto.<text:line-break/>c)<text:s/>O Fluxo é necessário para que o Fluxo de Valor não fique descontínuo nem desorganizado, um “Fluxo” correto significa permitir uma entrega sem turbulências, suave.<text:line-break/>d)<text:s/>O<text:s/>Empurrar implica na produção de produtos apenas quando necessário ou requisitado pelo cliente.<text:line-break/>e) A Perfeição<text:s/>é o anseio por sempre ser melhor, obter melhorias até chegar em zero defeitos.</text:p>
      <text:p text:style-name="Normal">O Lean também utiliza desses princípios para ser combinado com as outras metodologias ágeis, tal qual o Scrum ou o Kanban; no Scrum é mais útil para identificar desperdícios para descarte, já com o Kanban, foca em otimização de fluxo para a entrega de prazos. O ponto é que Lean cria uma<text:s/><text:bookmark-start text:name="_Int_dmviZ1r7"/>melhora<text:bookmark-end text:name="_Int_dmviZ1r7"/><text:s/>contínua,<text:s/>uma abordagem robusta e eficaz.<text:line-break/><text:s/><text:line-break/><text:span text:style-name="T12">Fontes:<text:s/></text:span><text:a xlink:href="https://ieeexplore.ieee.org/abstract/document/6759188" office:target-frame-name="_top" xlink:show="replace"><text:span text:style-name="T13">https://ieeexplore.ieee.org/abstract/document/6759188</text:span><text:line-break/></text:a><text:a xlink:href="https://link.springer.com/chapter/10.1007/978-3-642-16416-3_4" office:target-frame-name="_top" xlink:show="replace"><text:span text:style-name="T14">https://link.springer.com/chapter/10.1007/978-3-642-16416-3_4</text:span><text:line-break/><text:line-break/></text:a><text:span text:style-name="T15">Extreme Programming (XP):<text:s/></text:span>Extreme programming<text:s/>(Programação ao extremo)<text:s/>não foca apenas em ser uma metodologia ágil, mas também em ser uma metodologia para times,<text:s/>possuindo<text:s/>foco específico para trabalhos em equipe.<text:s/>É um método associado à performance, do time e do projeto,<text:s/>em XP, colaboração é a chave para uma performance bem-sucedida.<text:line-break/>Há três práticas de equipe se destacam nessa metodologia:<text:line-break/><text:line-break/>a) Padrões de código coletivos: todos seguem um estilo comum, garantindo compreensão compartilhada do software.<text:line-break/>b) Propriedade coletiva do código: qualquer membro pode modificar qualquer parte do sistema, o que distribui responsabilidade e fortalece a colaboração.<text:line-break/>c) Integração contínua: pequenos incrementos são testados e validados constantemente, assegurando qualidade e rapidez no desenvolvimento.</text:p>
      <text:p text:style-name="Normal">Aplicando-as, é observado um estímulo de responsabilidade compartilhada, redução de falhas e transformação para uma equipe mais ágil na resposta a mudanças. O XP entende que os melhores resultados em arquitetura, requisitos e design emergem de equipes<text:s/>organizadas do modo mais benéfico para elas (auto-organizado), que aprendem e evoluem a cada interação com o cliente e entre si.</text:p>
      <text:p text:style-name="Normal"><text:span text:style-name="T16">Fontes:<text:s/></text:span><text:a xlink:href="https://www.sciencedirect.com/science/article/pii/S0950584912002091" office:target-frame-name="_top" xlink:show="replace"><text:span text:style-name="T17">https://www.sciencedirect.com/science/article/pii/S0950584912002091</text:span></text:a></text:p>
      <text:p text:style-name="Normal"><text:line-break/><text:span text:style-name="T18">Test Driven Development (TDD):<text:s/></text:span>Test Driven Development (Desenvolvimento Orientado a Testes)<text:s/>é utilizado esporadicamente por décadas,<text:s/>com ele, casos testes são incrementados de antemão, anterior ao código da produção<text:s/>ser implementado. O TDD permite o uso do XP e, ao usar esse método, se observam<text:s/>aumentos de até 40%<text:s/>na produtividade da equipe.<text:s/>O modo de funcionamento é: primeiro um código é feito, após isso, observa-se seus erros e implementa o necessário para o funcionamento correto desse código, em seguida é reestruturado até ficar o mais otimizado e funcional. Utilizado a outras metodologias, pode vir a ser um dos métodos ágeis mais úteis no desenvolvimento de software e trabalho em equipe.</text:p>
      <text:p text:style-name="Normal"><text:span text:style-name="T19">Fontes:<text:s/></text:span><text:a xlink:href="https://ieeexplore.ieee.org/abstract/document/1251029" office:target-frame-name="_top" xlink:show="replace"><text:span text:style-name="T20">https://ieeexplore.ieee.org/abstract/document/1251029</text:span></text:a></text:p>
      <text:p text:style-name="Normal"><text:line-break/><text:span text:style-name="T21">S</text:span><text:span text:style-name="T22">CRUM</text:span><text:span text:style-name="T23">:</text:span><text:line-break/>[Descrição Breve]<text:line-break/>Scrum é uma das metodologias ágeis mais utilizadas nos tempos atuais. Ela foi criada em 1995 por<text:s/>Ken Schwaber e Jeff Sutherland, visando<text:s/>uma estrutura básica, mas funcional, para trabalho em equipe, com<text:s/>divisões de trabalho, priorização e tempo limite antes de cada entrega, que são divididas em partes chamadas de “Sprint”. Apesar de não haver uma hierarquia ou cargos superiores, existem dois cargos que possuem mais responsabilidades, sendo esses os Scrum Master<text:s/>(SM)<text:s/>e<text:s/>Project Owner<text:s/>(PO), enquanto<text:s/>o SM cuida das seções sociais, o PO tende a focar na parte técnica, ambos costumam ter mais contato com o cliente do que os Team Developers (TD).<text:line-break/><text:line-break/><text:span text:style-name="T24">SPRINT:</text:span><text:line-break/>Uma sprint é a reunião das pessoas envolvidas no projeto, aspirando promover um desenvolvimento mais focalizado do projeto.<text:s/>Sprints normalmente têm duração de uma a quatro semanas<text:s/>e são apresentações dos resultados até o dado momento.</text:p>
      <text:p text:style-name="Normal"><text:s/><text:line-break/><text:line-break/><text:span text:style-name="T25">FUNÇÕES:</text:span><text:line-break/>Scrum Master (SM):</text:p>
      <text:p text:style-name="Normal"><text:line-break/>O Scrum Master é responsável por estabelecer toda a ideia desta metodologia ágil, ele sabe como funciona a prática e a teoria da aplicação, tanto dentro da equipe como na organização.</text:p>
      <text:p text:style-name="Normal">No entanto, um Scrum Master é muito mais do que isso. O papel do Scrum Master tem muitas camadas e facetas. Ao mesmo tempo em que conscientiza sobre o Scrum e permite maior agilidade, os Scrum Masters também precisam de habilidades interpessoais, necessárias para orientar e orientar os membros do Time Scrum e outros na organização</text:p>
      <text:p text:style-name="Normal">No dia a dia, ele seria o “eliminador de ruídos”, alguém com a capacidade de resolver conflitos e amenizar problemas de forma eficaz. Se há algum impedimento no trajeto do projeto, ele que vai ser a primeira pessoa a tomar a atitude de entender o que está dando errado.<text:s/></text:p>
      <text:p text:style-name="Normal"><text:span text:style-name="T26">O pilar filosófico que sustenta o papel do Scrum Master é o conceito de liderança servidora. Um líder servidor prioriza as necessidades dos membros da equipe e dos clientes que eles servem, com o objetivo de alcançar resultados alinhados aos valores e objetivos da organização. Esta abordagem representa uma inversão do modelo de gestão tradicional de "comando e controle". Em vez de ditar ordens e gerenciar tarefas, o Scrum Master lidera "por trás", capacitando a equipe, facilitando suas interações e atuando como um defensor de suas necessidades.</text:span></text:p>
      <text:p text:style-name="P27"/>
      <text:p text:style-name="P28"/>
      <text:p text:style-name="P29"><text:span text:style-name="T30">Além disto tudo, ele serve a equipe atuando como um coach, orientando os membros com sua autogestão e multifuncionalidade e ajuda na questão da produtividade eficaz da equipe, ajudando-os a se alinharem nos eixos das demandas e objetivos do projeto.</text:span></text:p>
      <text:p text:style-name="P31"><text:span text:style-name="T32">Junto com isso, ele também precisa fazer uma grande parceria com o Product Owner (PO) que é vital para o sucesso do produto. Eles vão tentar achar a forma mais eficaz de compreender a necessidade de itens de backlog claros e concisos.<text:s/></text:span></text:p>
      <text:p text:style-name="P33"><text:span text:style-name="T34">Em relação aos Developers, ele os ajuda de diversas formas, pode ser por treinamento de alguma habilidade, prover os recursos necessários para o avanço do projeto ou até mesmo questões envolvendo Soft Skills</text:span></text:p>
      <text:p text:style-name="Normal"><text:line-break/>Project <text:s/>Owner (PO):<text:line-break/><text:line-break/>Team Developer (TD):</text:p>
      <text:p text:style-name="Normal"><text:line-break/><text:line-break/><text:span text:style-name="T35">TESTE:</text:span><text:line-break/>Caso queira descobrir qual<text:s/>das categorias mais te adequa, basta realizar este QUIZ!<text:line-break/>[Quiz para<text:s/>identificação: Mais parecido com SM, PO ou TD?]<text:line-break/><text:line-break/><text:span text:style-name="T36">CONTATO:</text:span><text:line-break/>Quer entrar em contato conosco?<text:line-break/>[Nome / email / mensagem --&gt; Teria que linkar direto do site com forms html]</text:p>
      <text:p text:style-name="Normal">Aqui estão algumas alternativas!<text:line-break/>Scrum Master:<text:line-break/>Project Owner:<text:line-break/>[email institucional dos SM e PO (ou de todos)]</text:p>
      <text:p text:style-name="P37"/>
      <text:p text:style-name="P38"># Informações Teóricas</text:p>
      <text:p text:style-name="P39">MANIFESTO ÁGIL:</text:p>
      <text:p text:style-name="P40"><text:span text:style-name="T41">O manifesto foi criado por um grupo de 17 desenvolvedores de software que se autodenominaram "The Agile Alliance". O objetivo era discutir o futuro do desenvolvimento de software. Eles estavam frustrados com os processos tradicionais da época (como o modelo "Cascata"), que eram pesados, burocráticos e lentos. Cada um deles já praticava ou havia criado suas próprias metodologias "leves" (lightweight methods). O Manifesto foi o documento que consolidou os valores que todos eles tinham em comum.</text:span></text:p>
      <text:p text:style-name="Normal">Este manifesto é a raiz de todas as outras metodologias ágeis conhecidas hoje em dia. Algumas até existiam antes dele, mas foram se adaptando com<text:s/>os novos valores propostos pelo documento.<text:s/><text:span text:style-name="T42">Ele deu ao Scrum um apoio<text:s/></text:span><text:span text:style-name="T43">enorme, validando<text:s/></text:span><text:span text:style-name="T44">os princípios que o Scrum já utilizava, mostrando que não era apenas uma ideia isolada, mas parte de um movimento maior com valores compartilhados por outros grandes pensadores da área.</text:span></text:p>
      <text:p text:style-name="Normal"><text:span text:style-name="T45">Fonte:<text:s/></text:span><text:a xlink:href="https://agilemanifesto.org/" office:target-frame-name="_top" xlink:show="replace"><text:span text:style-name="T46">https://agilemanifesto.org/</text:span></text:a></text:p>
      <text:p text:style-name="Normal"><text:a xlink:href="https://agilealliance.org/" office:target-frame-name="_top" xlink:show="replace"><text:span text:style-name="T47">https://agilealliance.org/</text:span></text:a></text:p>
      <text:p text:style-name="P4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Hyperlink" style:display-name="Hyperlink" style:family="text" style:parent-style-name="Fonteparág.padrão">
      <style:text-properties fo:color="#467886" style:text-underline-type="single" style:text-underline-style="solid" style:text-underline-width="auto" style:text-underline-mode="continuous"/>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S ALVES SUZUKI</meta:initial-creator>
    <dc:creator>LUCAS ALVES SUZUKI</dc:creator>
    <meta:creation-date>2025-09-18T19:26:00Z</meta:creation-date>
    <dc:date>2025-09-18T19:26:00Z</dc:date>
    <meta:template xlink:href="Normal.dotm" xlink:type="simple"/>
    <meta:editing-cycles>1</meta:editing-cycles>
    <meta:editing-duration>PT0S</meta:editing-duration>
    <meta:document-statistic meta:page-count="1" meta:paragraph-count="23" meta:word-count="1862" meta:character-count="11895" meta:row-count="83" meta:non-whitespace-character-count="10056"/>
  </office:meta>
</office:document-meta>
</file>